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Verdana, Helvetica, sans" svg:font-family="Arial, Verdana, Helvetica, sans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, Verdana, Helvetica, sans" fo:color="#000000" fo:language="en" fo:country="US"/>
    </style:style>
    <style:style style:name="T3" style:parent-style-name="DefaultParagraphFont" style:family="text">
      <style:text-properties style:font-name="Arial, Verdana, Helvetica, sans" fo:color="#000000"/>
    </style:style>
    <style:style style:name="T4" style:parent-style-name="DefaultParagraphFont" style:family="text">
      <style:text-properties style:font-name="Arial, Verdana, Helvetica, sans" fo:color="#000000" fo:language="en" fo:country="US"/>
    </style:style>
    <style:style style:name="T5" style:parent-style-name="DefaultParagraphFont" style:family="text">
      <style:text-properties style:font-name="Arial, Verdana, Helvetica, sans" fo:color="#000000"/>
    </style:style>
    <style:style style:name="T6" style:parent-style-name="DefaultParagraphFont" style:family="text">
      <style:text-properties style:font-name="Arial, Verdana, Helvetica, sans" fo:color="#000000" fo:language="en" fo:country="US"/>
    </style:style>
    <style:style style:name="T7" style:parent-style-name="DefaultParagraphFont" style:family="text">
      <style:text-properties style:font-name="Arial, Verdana, Helvetica, sans" fo:color="#000000"/>
    </style:style>
    <style:style style:name="T8" style:parent-style-name="DefaultParagraphFont" style:family="text">
      <style:text-properties style:font-name="Arial, Verdana, Helvetica, sans" fo:color="#000000"/>
    </style:style>
    <style:style style:name="T9" style:parent-style-name="DefaultParagraphFont" style:family="text">
      <style:text-properties style:font-name="Arial, Verdana, Helvetica, sans" fo:color="#000000"/>
    </style:style>
    <style:style style:name="T10" style:parent-style-name="DefaultParagraphFont" style:family="text">
      <style:text-properties style:font-name="Arial, Verdana, Helvetica, sans" fo:color="#000000"/>
    </style:style>
    <style:style style:name="T11" style:parent-style-name="DefaultParagraphFont" style:family="text">
      <style:text-properties style:font-name="Arial, Verdana, Helvetica, sans" fo:color="#000000"/>
    </style:style>
    <style:style style:name="T12" style:parent-style-name="DefaultParagraphFont" style:family="text">
      <style:text-properties style:font-name="Arial, Verdana, Helvetica, sans" fo:color="#000000"/>
    </style:style>
    <style:style style:name="T13" style:parent-style-name="DefaultParagraphFont" style:family="text">
      <style:text-properties style:font-name="Arial, Verdana, Helvetica, sans" fo:color="#000000"/>
    </style:style>
    <style:style style:name="T14" style:parent-style-name="DefaultParagraphFont" style:family="text">
      <style:text-properties style:font-name="Arial, Verdana, Helvetica, sans" fo:color="#000000" fo:language="en" fo:country="US"/>
    </style:style>
    <style:style style:name="T15" style:parent-style-name="DefaultParagraphFont" style:family="text">
      <style:text-properties style:font-name="Arial, Verdana, Helvetica, sans" fo:color="#000000"/>
    </style:style>
    <style:style style:name="T16" style:parent-style-name="DefaultParagraphFont" style:family="text">
      <style:text-properties style:font-name="Arial, Verdana, Helvetica, sans" fo:color="#000000"/>
    </style:style>
    <style:style style:name="T17" style:parent-style-name="DefaultParagraphFont" style:family="text">
      <style:text-properties style:font-name="Arial, Verdana, Helvetica, sans" fo:color="#000000"/>
    </style:style>
    <style:style style:name="T18" style:parent-style-name="DefaultParagraphFont" style:family="text">
      <style:text-properties style:font-name="Arial, Verdana, Helvetica, sans" fo:color="#000000"/>
    </style:style>
    <style:style style:name="T19" style:parent-style-name="DefaultParagraphFont" style:family="text">
      <style:text-properties style:font-name="Arial, Verdana, Helvetica, sans" fo:color="#000000"/>
    </style:style>
    <style:style style:name="T20" style:parent-style-name="DefaultParagraphFont" style:family="text">
      <style:text-properties style:font-name="Arial, Verdana, Helvetica, sans" fo:color="#000000"/>
    </style:style>
    <style:style style:name="T21" style:parent-style-name="DefaultParagraphFont" style:family="text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Learning</text:span><text:span text:style-name="T3"><text:s/></text:span><text:span text:style-name="T4">Project</text:span><text:span text:style-name="T5"><text:s/></text:span><text:span text:style-name="T6">for</text:span><text:span text:style-name="T7"><text:s/></text:span><text:span text:style-name="T8">Ανάλυση</text:span><text:span text:style-name="T9"><text:s/></text:span><text:span text:style-name="T10">πληροφοριακών</text:span><text:span text:style-name="T11"><text:s/></text:span><text:span text:style-name="T12">Συστημάτων</text:span><text:span text:style-name="T13"><text:s/>2023-2024 9/9/2024</text:span><text:line-break/><text:span text:style-name="T14">By</text:span><text:span text:style-name="T15"><text:s/></text:span><text:span text:style-name="T16">4116</text:span><text:span text:style-name="T17"><text:s/></text:span><text:span text:style-name="T18">Γεώργιος</text:span><text:span text:style-name="T19"><text:s/></text:span><text:span text:style-name="T20">Δάλλας</text:span><text:line-break/><text:line-break/><text:line-break/>1.<text:s/><text:span text:style-name="T21">What OSS projects did you consider while looking for a project to participate in?</text:span></text:p>
      <text:p text:style-name="P22"/>
      <text:p text:style-name="Standard">Ποια έργα ΕΛΛΑΚ επισκεφθήκατε πριν καταλήξετε σε αυτό στο οποίο λάβατε μέρος;</text:p>
      <text:p text:style-name="Standard"/>
      <text:p text:style-name="Standard">Επισκεύθηκα αρκετά έργα ανοιχτού κώδικα που αναπτύσουν<text:s/><text:span text:style-name="T23">android</text:span><text:s/>εφαρμογές και επέλεξα το εξής:<text:s/><text:a xlink:href="https://github.com/SlaVcE14/JsonList" office:target-frame-name="_top" xlink:show="replace"><text:span text:style-name="Hyperlink">https://github.com/SlaVcE14/JsonList</text:span></text:a></text:p>
      <text:p text:style-name="Standard"/>
      <text:p text:style-name="Standard"/>
      <text:p text:style-name="Standard"/>
      <text:p text:style-name="P24">2.<text:s/>Why did you decide to work with the specific OSS project?</text:p>
      <text:p text:style-name="P25"/>
      <text:p text:style-name="Standard">Για ποιους λόγους επιλέξατε το συγκεκριμένο έργο;</text:p>
      <text:p text:style-name="Standard"/>
      <text:p text:style-name="Standard">Διότι το<text:s/><text:span text:style-name="T26">android</text:span><text:s/><text:span text:style-name="T27">studio</text:span><text:s/>είναι περιβάλλον στο οποίο έχω αρκετή διατριβή και μου ήταν εύκολο να πλοηγηθώ σε αυτό.</text:p>
      <text:p text:style-name="Standard"/>
      <text:p text:style-name="Standard"/>
      <text:p text:style-name="P28">3. What problems did you encounter while participating<text:s/>in your OSS project?</text:p>
      <text:p text:style-name="P29"/>
      <text:p text:style-name="Standard">Τι προβλήματα συναντήσατε κατά τη διάρκεια της εκπόνησης της εργασίας σας;</text:p>
      <text:p text:style-name="Standard"/>
      <text:p text:style-name="Standard">Τα εργαλεία που επιλέχθηκαν ήταν αρκετά δύσχρηστα και δεν έχουν αρκετά<text:s/><text:span text:style-name="T30">documentations</text:span><text:s/>για την ορθή χρήση τους.</text:p>
      <text:p text:style-name="Standard"/>
      <text:p text:style-name="Standard"/>
      <text:p text:style-name="Standard"/>
      <text:p text:style-name="P31">4.<text:s/><text:s/>What kind of communication did you have with the project community?</text:p>
      <text:p text:style-name="P32"/>
      <text:p text:style-name="Standard">Τι είδους επικοινωνία είχατε με τη κοινότητα του έργου στο οποίο συμμετείχατε;</text:p>
      <text:p text:style-name="Standard"/>
      <text:p text:style-name="Standard">Ενώ στάλθηκε η σχετική αναφορά για τα<text:s/><text:span text:style-name="T33">bad</text:span><text:s/><text:span text:style-name="T34">smells</text:span><text:s/>στην κοινότητα δεν υπήρξε κάποια αντίδραση.</text:p>
      <text:p text:style-name="Standard"/>
      <text:p text:style-name="Standard"/>
      <text:p text:style-name="P35">5.<text:s/>Which was your overall experience?</text:p>
      <text:p text:style-name="P36"/>
      <text:p text:style-name="Standard">Ποια ήταν η συνολική εμπειρία που αποκομίσατε;</text:p>
      <text:p text:style-name="Standard"/>
      <text:p text:style-name="Standard">Η συνολική εμπειρία της εκπόνησης του<text:s/><text:span text:style-name="T37">project</text:span><text:s/>ήταν θετική, καθώς τα εργαλεία που χρησιμοποίησα είναι απαραίτητα για την υλοποίηση, συντήρηση και αναβάθμιση μιας εφαρμογής.</text:p>
      <text:p text:style-name="Standard"/>
      <text:p text:style-name="P38">6. Would you recommend this project to your class mates?</text:p>
      <text:p text:style-name="P39"/>
      <text:p text:style-name="Standard">Θα συστήνατε ή όχι το έργο αυτό σε κάποιο συμφοιτητή σας;</text:p>
      <text:p text:style-name="Standard">Για ποιους λόγους;</text:p>
      <text:p text:style-name="Standard"/>
      <text:p text:style-name="Standard">Θα συνηστούσα το έργο σε κάποιο συμφοιτητή μου καθώς υπάρχει μεγάλο περιθώριο για αναβάθμιση, είναι αρκετά καθαρογραμμένες οι κλάσεις και η εφαρμογή βρίσκεται ακόμη σε ένα αρχικό στάδιο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, Verdana, Helvetica, sans" svg:font-family="Arial, Verdana, Helvetica, sans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pampaMpoui</meta:initial-creator>
    <dc:creator>mpampaMpoui</dc:creator>
    <meta:creation-date>2015-02-17T16:14:00Z</meta:creation-date>
    <dc:date>2024-09-09T20:52:00Z</dc:date>
    <meta:template xlink:href="Normal" xlink:type="simple"/>
    <meta:editing-cycles>1</meta:editing-cycles>
    <meta:editing-duration>PT540S</meta:editing-duration>
    <meta:document-statistic meta:page-count="1" meta:paragraph-count="3" meta:word-count="265" meta:character-count="1773" meta:row-count="12" meta:non-whitespace-character-count="1511"/>
  </office:meta>
</office:document-meta>
</file>